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39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60.03mm" svg:height="89.75mm" svg:x="0mm" svg:y="255.12mm">
            <loext:p draw:notify-on-update-of-ranges="Tabelle1.J30:Tabelle1.J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B5]-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[.B6]-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80000" calcext:value-type="float">
            <text:p>8380000</text:p>
          </table:table-cell>
          <table:table-cell table:formula="of:=ROUNDDOWN(48000000*[.A7]^-2.5-(900000/[.A7]))" office:value-type="float" office:value="2779201" calcext:value-type="float">
            <text:p>2779201</text:p>
          </table:table-cell>
          <table:table-cell table:formula="of:=ROUNDDOWN(EXP(17.8533495-0.6861823*[.A7]))" office:value-type="float" office:value="7237617" calcext:value-type="float">
            <text:p>7237617</text:p>
          </table:table-cell>
          <table:table-cell table:formula="of:=[.B7]-[.D7]" office:value-type="float" office:value="1142383" calcext:value-type="float">
            <text:p>1142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0000" calcext:value-type="float">
            <text:p>2200000</text:p>
          </table:table-cell>
          <table:table-cell table:formula="of:=ROUNDDOWN(48000000*[.A8]^-2.5-(900000/[.A8]))" office:value-type="float" office:value="678650" calcext:value-type="float">
            <text:p>678650</text:p>
          </table:table-cell>
          <table:table-cell table:formula="of:=ROUNDDOWN(EXP(17.8533495-0.6861823*[.A8]))" office:value-type="float" office:value="1834785" calcext:value-type="float">
            <text:p>1834785</text:p>
          </table:table-cell>
          <table:table-cell table:formula="of:=[.B8]-[.D8]" office:value-type="float" office:value="365215" calcext:value-type="float">
            <text:p>365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00" calcext:value-type="float">
            <text:p>450000</text:p>
          </table:table-cell>
          <table:table-cell table:formula="of:=ROUNDDOWN(48000000*[.A9]^-2.5-(900000/[.A9]))" office:value-type="float" office:value="241679" calcext:value-type="float">
            <text:p>241679</text:p>
          </table:table-cell>
          <table:table-cell table:formula="of:=ROUNDDOWN(EXP(17.8533495-0.6861823*[.A9]))" office:value-type="float" office:value="465130" calcext:value-type="float">
            <text:p>465130</text:p>
          </table:table-cell>
          <table:table-cell table:formula="of:=[.B9]-[.D9]" office:value-type="float" office:value="-15130" calcext:value-type="float">
            <text:p>-151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00" calcext:value-type="float">
            <text:p>200000</text:p>
          </table:table-cell>
          <table:table-cell table:formula="of:=ROUNDDOWN(48000000*[.A10]^-2.5-(900000/[.A10]))" office:value-type="float" office:value="152665" calcext:value-type="float">
            <text:p>152665</text:p>
          </table:table-cell>
          <table:table-cell table:formula="of:=ROUNDDOWN(EXP(17.8533495-0.6861823*[.A10]))" office:value-type="float" office:value="234190" calcext:value-type="float">
            <text:p>234190</text:p>
          </table:table-cell>
          <table:table-cell table:formula="of:=[.B10]-[.D10]" office:value-type="float" office:value="-34190" calcext:value-type="float">
            <text:p>-341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formula="of:=ROUNDDOWN(48000000*[.A11]^-2.5-(900000/[.A11]))" office:value-type="float" office:value="97530" calcext:value-type="float">
            <text:p>97530</text:p>
          </table:table-cell>
          <table:table-cell table:formula="of:=ROUNDDOWN(EXP(17.8533495-0.6861823*[.A11]))" office:value-type="float" office:value="117913" calcext:value-type="float">
            <text:p>117913</text:p>
          </table:table-cell>
          <table:table-cell table:formula="of:=[.B11]-[.D11]" office:value-type="float" office:value="-17913" calcext:value-type="float">
            <text:p>-179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0" calcext:value-type="float">
            <text:p>60000</text:p>
          </table:table-cell>
          <table:table-cell table:formula="of:=ROUNDDOWN(48000000*[.A12]^-2.5-(900000/[.A12]))" office:value-type="float" office:value="61789" calcext:value-type="float">
            <text:p>61789</text:p>
          </table:table-cell>
          <table:table-cell table:formula="of:=ROUNDDOWN(EXP(17.8533495-0.6861823*[.A12]))" office:value-type="float" office:value="59368" calcext:value-type="float">
            <text:p>59368</text:p>
          </table:table-cell>
          <table:table-cell table:formula="of:=[.B12]-[.D12]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0" calcext:value-type="float">
            <text:p>30000</text:p>
          </table:table-cell>
          <table:table-cell table:formula="of:=ROUNDDOWN(48000000*[.A13]^-2.5-(900000/[.A13]))" office:value-type="float" office:value="37789" calcext:value-type="float">
            <text:p>37789</text:p>
          </table:table-cell>
          <table:table-cell table:formula="of:=ROUNDDOWN(EXP(17.8533495-0.6861823*[.A13]))" office:value-type="float" office:value="29891" calcext:value-type="float">
            <text:p>29891</text:p>
          </table:table-cell>
          <table:table-cell table:formula="of:=[.B13]-[.D13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00" calcext:value-type="float">
            <text:p>13000</text:p>
          </table:table-cell>
          <table:table-cell table:formula="of:=ROUNDDOWN(48000000*[.A14]^-2.5-(900000/[.A14]))" office:value-type="float" office:value="21225" calcext:value-type="float">
            <text:p>21225</text:p>
          </table:table-cell>
          <table:table-cell table:formula="of:=ROUNDDOWN(EXP(17.8533495-0.6861823*[.A14]))" office:value-type="float" office:value="15050" calcext:value-type="float">
            <text:p>15050</text:p>
          </table:table-cell>
          <table:table-cell table:formula="of:=[.B14]-[.D14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00" calcext:value-type="float">
            <text:p>6800</text:p>
          </table:table-cell>
          <table:table-cell table:formula="of:=ROUNDDOWN(48000000*[.A15]^-2.5-(900000/[.A15]))" office:value-type="float" office:value="9543" calcext:value-type="float">
            <text:p>9543</text:p>
          </table:table-cell>
          <table:table-cell table:formula="of:=ROUNDDOWN(EXP(17.8533495-0.6861823*[.A15]))" office:value-type="float" office:value="7577" calcext:value-type="float">
            <text:p>7577</text:p>
          </table:table-cell>
          <table:table-cell table:formula="of:=[.B15]-[.D15]" office:value-type="float" office:value="-777" calcext:value-type="float">
            <text:p>-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00" calcext:value-type="float">
            <text:p>3300</text:p>
          </table:table-cell>
          <table:table-cell table:formula="of:=ROUNDDOWN(48000000*[.A16]^-2.5-(900000/[.A16]))" office:value-type="float" office:value="1166" calcext:value-type="float">
            <text:p>1166</text:p>
          </table:table-cell>
          <table:table-cell table:formula="of:=ROUNDDOWN(EXP(17.8533495-0.6861823*[.A16]))" office:value-type="float" office:value="3815" calcext:value-type="float">
            <text:p>3815</text:p>
          </table:table-cell>
          <table:table-cell table:formula="of:=[.B16]-[.D16]" office:value-type="float" office:value="-515" calcext:value-type="float">
            <text:p>-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table:formula="of:=ROUNDDOWN(48000000*[.A17]^-2.5-(900000/[.A17]))" office:value-type="float" office:value="-4917" calcext:value-type="float">
            <text:p>-4917</text:p>
          </table:table-cell>
          <table:table-cell table:formula="of:=ROUNDDOWN(EXP(17.8533495-0.6861823*[.A17]))" office:value-type="float" office:value="1921" calcext:value-type="float">
            <text:p>1921</text:p>
          </table:table-cell>
          <table:table-cell table:formula="of:=[.B17]-[.D17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ROUNDDOWN(48000000*[.A18]^-2.5-(900000/[.A18]))" office:value-type="float" office:value="-9375" calcext:value-type="float">
            <text:p>-9375</text:p>
          </table:table-cell>
          <table:table-cell table:formula="of:=ROUNDDOWN(EXP(17.8533495-0.6861823*[.A18]))" office:value-type="float" office:value="967" calcext:value-type="float">
            <text:p>967</text:p>
          </table:table-cell>
          <table:table-cell table:formula="of:=[.B18]-[.D1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table:formula="of:=ROUNDDOWN(48000000*[.A19]^-2.5-(900000/[.A19]))" office:value-type="float" office:value="-12658" calcext:value-type="float">
            <text:p>-12658</text:p>
          </table:table-cell>
          <table:table-cell table:formula="of:=ROUNDDOWN(EXP(17.8533495-0.6861823*[.A19]))" office:value-type="float" office:value="486" calcext:value-type="float">
            <text:p>486</text:p>
          </table:table-cell>
          <table:table-cell table:formula="of:=[.B19]-[.D19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formula="of:=ROUNDDOWN(48000000*[.A20]^-2.5-(900000/[.A20]))" office:value-type="float" office:value="-15081" calcext:value-type="float">
            <text:p>-15081</text:p>
          </table:table-cell>
          <table:table-cell table:formula="of:=ROUNDDOWN(EXP(17.8533495-0.6861823*[.A20]))" office:value-type="float" office:value="245" calcext:value-type="float">
            <text:p>245</text:p>
          </table:table-cell>
          <table:table-cell table:formula="of:=[.B20]-[.D20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ROUNDDOWN(48000000*[.A21]^-2.5-(900000/[.A21]))" office:value-type="float" office:value="-16864" calcext:value-type="float">
            <text:p>-16864</text:p>
          </table:table-cell>
          <table:table-cell table:formula="of:=ROUNDDOWN(EXP(17.8533495-0.6861823*[.A21]))" office:value-type="float" office:value="123" calcext:value-type="float">
            <text:p>123</text:p>
          </table:table-cell>
          <table:table-cell table:formula="of:=[.B21]-[.D21]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ROUNDDOWN(48000000*[.A22]^-2.5-(900000/[.A22]))" office:value-type="float" office:value="-18167" calcext:value-type="float">
            <text:p>-18167</text:p>
          </table:table-cell>
          <table:table-cell table:formula="of:=ROUNDDOWN(EXP(17.8533495-0.6861823*[.A22]))" office:value-type="float" office:value="62" calcext:value-type="float">
            <text:p>62</text:p>
          </table:table-cell>
          <table:table-cell table:formula="of:=[.B22]-[.D22]" office:value-type="float" office:value="-2" calcext:value-type="float">
            <text:p>-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1 bis 8</text:p>
          </table:table-cell>
          <table:table-cell table:number-columns-repeated="2"/>
          <table:table-cell office:value-type="string" calcext:value-type="string">
            <text:p>9 bis 2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8333.34*[.A29]^2-3375000*[.A29]+13866666.67" office:value-type="float" office:value="10700000.01" calcext:value-type="float">
            <text:p>10700000,0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8333.34*[.A30]^2-3375000*[.A30]+13866666.67" office:value-type="float" office:value="7950000.03" calcext:value-type="float">
            <text:p>7950000,03</text:p>
          </table:table-cell>
          <table:table-cell office:value-type="float" office:value="10" calcext:value-type="float">
            <text:p>1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80000" calcext:value-type="float">
            <text:p>8380000</text:p>
          </table:table-cell>
          <table:table-cell table:formula="of:=208333.34*[.A31]^2-3375000*[.A31]+13866666.67" office:value-type="float" office:value="5616666.73" calcext:value-type="float">
            <text:p>5616666,73</text:p>
          </table:table-cell>
          <table:table-cell office:value-type="float" office:value="11" calcext:value-type="float">
            <text:p>11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0000" calcext:value-type="float">
            <text:p>2200000</text:p>
          </table:table-cell>
          <table:table-cell table:formula="of:=208333.34*[.A32]^2-3375000*[.A32]+13866666.67" office:value-type="float" office:value="2200000.17" calcext:value-type="float">
            <text:p>2200000,17</text:p>
          </table:table-cell>
          <table:table-cell office:value-type="float" office:value="12" calcext:value-type="float">
            <text:p>12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00" calcext:value-type="float">
            <text:p>450000</text:p>
          </table:table-cell>
          <table:table-cell table:formula="of:=208333.34*[.A33]^2-3375000*[.A33]+13866666.67" office:value-type="float" office:value="450000.33" calcext:value-type="float">
            <text:p>450000,33</text:p>
          </table:table-cell>
          <table:table-cell office:value-type="float" office:value="13" calcext:value-type="float">
            <text:p>13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00" calcext:value-type="float">
            <text:p>200000</text:p>
          </table:table-cell>
          <table:table-cell table:formula="of:=208333.34*[.A34]^2-3375000*[.A34]+13866666.67" office:value-type="float" office:value="200000.43" calcext:value-type="float">
            <text:p>200000,43</text:p>
          </table:table-cell>
          <table:table-cell office:value-type="float" office:value="14" calcext:value-type="float">
            <text:p>14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.00.0000</text:date>, <text:time style:data-style-name="N2" text:time-value="21:52:03.0479082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2:07:36.562026432</meta:creation-date>
    <dc:date>2019-01-11T02:07:13.793030195</dc:date>
    <meta:editing-duration>PT3H25M7S</meta:editing-duration>
    <meta:editing-cycles>13</meta:editing-cycles>
    <meta:generator>LibreOffice/5.1.6.2$Linux_X86_64 LibreOffice_project/10m0$Build-2</meta:generator>
    <meta:document-statistic meta:table-count="1" meta:cell-count="1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.004cm" svg:height="8.976cm" xlink:href=".." xlink:type="simple" chart:class="chart:scatter" chart:style-name="ch1">
        <chart:plot-area chart:style-name="ch2" table:cell-range-address="Tabelle1.J30:Tabelle1.J30" chart:data-source-has-labels="both" svg:x="11.018cm" svg:y="5.952cm" svg:width="4.48cm" svg:height="2.844cm">
          <chartooo:coordinate-region svg:x="11.639cm" svg:y="6.151cm" svg:width="3.672cm" svg:height="1.9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